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automatic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5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5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7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3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41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5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4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8" calcext:value-type="float">
            <text:p>88</text:p>
          </table:table-cell>
          <table:table-cell table:style-name="ce30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8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2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5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7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7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9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0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3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4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5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5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5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5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 style:data-style-name="N2" text:time-value="13:32:40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8T00:42:13.822000000</dc:date>
    <meta:editing-duration>P51DT7H11M38S</meta:editing-duration>
    <meta:editing-cycles>1267</meta:editing-cycles>
    <meta:generator>LibreOffice/5.4.3.2$Windows_X86_64 LibreOffice_project/92a7159f7e4af62137622921e809f8546db437e5</meta:generator>
    <dc:creator>James Petts</dc:creator>
    <meta:document-statistic meta:table-count="3" meta:cell-count="4091" meta:object-count="0"/>
  </office:meta>
</office:document-meta>
</file>